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64f90" officeooo:paragraph-rsid="0017d00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4c922e" officeooo:paragraph-rsid="002976a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251b" officeooo:paragraph-rsid="0051a1f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251b" officeooo:paragraph-rsid="0051cb5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976a1" officeooo:paragraph-rsid="0052325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51a1ff" officeooo:paragraph-rsid="0051a1f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51cb54" officeooo:paragraph-rsid="0056d29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362a" officeooo:paragraph-rsid="0051cb5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f886b" officeooo:paragraph-rsid="000f886b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5373f" officeooo:paragraph-rsid="0025373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976a1" officeooo:paragraph-rsid="002976a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b362a" officeooo:paragraph-rsid="001b362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8pt" fo:font-weight="normal" officeooo:rsid="003512be" officeooo:paragraph-rsid="000f886b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8pt" fo:font-weight="normal" officeooo:rsid="0069c910" officeooo:paragraph-rsid="0069c910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64f90" officeooo:paragraph-rsid="005f9fe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6dc928" officeooo:paragraph-rsid="006dc92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6fe6c2" officeooo:paragraph-rsid="006fe6c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b362a" officeooo:paragraph-rsid="0051a1f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b362a" officeooo:paragraph-rsid="007a489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76c450" officeooo:paragraph-rsid="0076c45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09923a" officeooo:paragraph-rsid="005f9fe3"/>
    </style:style>
    <style:style style:name="P24" style:family="paragraph" style:parent-style-name="Standard">
      <style:paragraph-properties fo:text-align="start" style:justify-single-word="false"/>
      <style:text-properties officeooo:rsid="000f886b" officeooo:paragraph-rsid="000f886b"/>
    </style:style>
    <style:style style:name="T1" style:family="text">
      <style:text-properties officeooo:rsid="0019ed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c55c" style:font-weight-asian="bold" style:font-weight-complex="bold"/>
    </style:style>
    <style:style style:name="T4" style:family="text">
      <style:text-properties fo:font-weight="bold" officeooo:rsid="004de577" style:font-weight-asian="bold" style:font-weight-complex="bold"/>
    </style:style>
    <style:style style:name="T5" style:family="text">
      <style:text-properties fo:font-weight="bold" officeooo:rsid="0073322a" style:font-weight-asian="bold" style:font-weight-complex="bold"/>
    </style:style>
    <style:style style:name="T6" style:family="text">
      <style:text-properties officeooo:rsid="0051a1ff"/>
    </style:style>
    <style:style style:name="T7" style:family="text">
      <style:text-properties officeooo:rsid="006925ed"/>
    </style:style>
    <style:style style:name="T8" style:family="text">
      <style:text-properties officeooo:rsid="006afc56"/>
    </style:style>
    <style:style style:name="T9" style:family="text">
      <style:text-properties officeooo:rsid="006bb519"/>
    </style:style>
    <style:style style:name="T10" style:family="text">
      <style:text-properties officeooo:rsid="0074ca79"/>
    </style:style>
    <style:style style:name="T11" style:family="text">
      <style:text-properties officeooo:rsid="0076c450"/>
    </style:style>
    <style:style style:name="T12" style:family="text">
      <style:text-properties officeooo:rsid="007b2c72"/>
    </style:style>
    <style:style style:name="T13" style:family="text">
      <style:text-properties officeooo:rsid="007df3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11">Project <text:span text:style-name="T7">4</text:span></text:p>
      <text:p text:style-name="P2"/>
      <text:p text:style-name="P12">Project <text:span text:style-name="T7">4</text:span>: <text:span text:style-name="T7">Proof of Work</text:span></text:p>
      <text:p text:style-name="P2"/>
      <text:p text:style-name="P13">Description</text:p>
      <text:p text:style-name="P4"/>
      <text:p text:style-name="P7">The <text:span text:style-name="T8">proof of work tool </text:span>has <text:span text:style-name="T8">three </text:span>major functions, including <text:span text:style-name="T8">target file </text:span>generation, <text:span text:style-name="T8">solution generation</text:span>, <text:span text:style-name="T8">and solution verification</text:span>. </text:p>
      <text:p text:style-name="P7"/>
      <text:p text:style-name="P17">The <text:span text:style-name="T9">target file generation function produces a 256-bit binary target file using a difficulty factor between 0 and 256. Using the difficulty factor, the output file is generated with a matching number of leading zero bits, with the remaining trailing bits set to one</text:span>. <text:span text:style-name="T9">This target is used a large integer value by which solutions are evaluated.</text:span></text:p>
      <text:p text:style-name="P17"/>
      <text:p text:style-name="P18">The solution file generation function produces a candidate solution by generating a series of random bytes, which are appended to an input message and hashed using SHA256 and compared with the specified target value, until a solution is found which satisfies the target.</text:p>
      <text:p text:style-name="P17"/>
      <text:p text:style-name="P19">The solution verification function ingests a target, a message, and a candidate solution, and attempts to verify the candidate solution using the same concatenation, SHA256 hash, and comparison operation as in the solution generation function as described above.</text:p>
      <text:p text:style-name="P23"/>
      <text:p text:style-name="P14">Implementation Details</text:p>
      <text:p text:style-name="P14"/>
      <text:p text:style-name="P5">The <text:span text:style-name="T12">proof of work tool </text:span>was implemented using C++, and uses the C++ Standard Library and Standard Template Library (STL), <text:span text:style-name="T1">OpenSSL, </text:span>and Boost Libraries. </text:p>
      <text:p text:style-name="P5"/>
      <text:p text:style-name="P8">Boost <text:span text:style-name="T10">lexical cast </text:span>was used to <text:span text:style-name="T10">perform a conversion from an input string on the CLI to a native integer type</text:span>. </text:p>
      <text:p text:style-name="P5"/>
      <text:p text:style-name="P9">The OpenSSL library was used to perform <text:span text:style-name="T11">the SHA256 hashing operation</text:span>.</text:p>
      <text:p text:style-name="P5"/>
      <text:p text:style-name="P20">The <text:span text:style-name="T11">solution </text:span>generation functionality was implemented using the C++ Standard Library’s random number generator device and uniform integer distribution filter to generate a sequence of random bytes.</text:p>
      <text:p text:style-name="P20"/>
      <text:p text:style-name="P22">The solution evaluation is performed using the lexicographical compare function in the C++ STL, <text:span text:style-name="T13">which performs byte-wise less-than comparison on arbitrary length byte strings</text:span>.</text:p>
      <text:p text:style-name="P5"/>
      <text:p text:style-name="P10">The build system for the tool was implemented using CMake. </text:p>
      <text:p text:style-name="P6"/>
      <text:p text:style-name="P10">The tool was built and tested on a Windows 10 x64 system in the Cygwin x64 environment. </text:p>
      <text:p text:style-name="P3"><text:soft-page-break/></text:p>
      <text:p text:style-name="P11"><text:span text:style-name="T3">Running Time </text:span><text:span text:style-name="T4">Of </text:span><text:span text:style-name="T5">Solution Generation</text:span></text:p>
      <text:p text:style-name="P11"><text:span text:style-name="T5"/></text:p>
      <text:p text:style-name="P21">TODO</text:p>
      <text:p text:style-name="P15"/>
      <text:p text:style-name="P16">difficulty <text:s text:c="5"/>| 21 <text:s text:c="7"/>| 22 <text:s text:c="7"/>| 23 <text:s text:c="7"/>| 24 <text:s text:c="8"/>| 25 <text:s text:c="8"/>| 26 <text:s text:c="9"/>|<text:line-break/>iterations <text:s text:c="5"/>| 10 <text:s text:c="7"/>| 10 <text:s text:c="7"/>| 10 <text:s text:c="7"/>| 10 <text:s text:c="8"/>| 10 <text:s text:c="8"/>| 10 <text:s text:c="9"/>|<text:line-break/>min run time <text:s text:c="3"/>| 1552 ms <text:s text:c="2"/>| 1255 ms <text:s text:c="2"/>| 1969 ms <text:s text:c="2"/>| 3401 ms <text:s text:c="3"/>| 147240 ms <text:s/>| 65977 ms <text:s text:c="3"/>|<text:line-break/>max run time <text:s text:c="3"/>| 65950 ms <text:s/>| 83319 ms <text:s/>| 222784 ms | 337083 ms <text:s/>| 811434 ms <text:s/>| 2486194 ms <text:s/>|<text:line-break/>mean run time <text:s text:c="2"/>| 25265 ms <text:s/>| 31916 ms <text:s/>| 70585 ms <text:s/>| 113663 ms <text:s/>| 360175 ms <text:s/>| 1116859 ms <text:s/>|<text:line-break/>median run time | 24770 ms <text:s/>| 31892 ms <text:s/>| 59102 ms <text:s/>| 109873 ms <text:s/>| 389793 ms <text:s/>| 1318544 ms <text:s/>|<text:line-break/>total run time <text:s/>| 252651 ms | 319166 ms | 705854 ms | 1136637 ms | 3601757 ms | 11168598 ms 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9923a" officeooo:paragraph-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4-01T11:45:38.540000000</dc:date>
    <meta:editing-duration>P4DT1H41M5S</meta:editing-duration>
    <meta:editing-cycles>110</meta:editing-cycles>
    <meta:generator>LibreOffice/5.3.5.2$Windows_X86_64 LibreOffice_project/50d9bf2b0a79cdb85a3814b592608037a682059d</meta:generator>
    <meta:document-statistic meta:table-count="0" meta:image-count="0" meta:object-count="0" meta:page-count="2" meta:paragraph-count="23" meta:word-count="456" meta:character-count="2674" meta:non-whitespace-character-count="2094"/>
  </office:meta>
</office:document-meta>
</file>